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officeooo:rsid="000d3174" officeooo:paragraph-rsid="000d3174"/>
    </style:style>
    <style:style style:name="P3" style:family="paragraph" style:parent-style-name="Preformatted_20_Text">
      <style:text-properties officeooo:paragraph-rsid="000d3174"/>
    </style:style>
    <style:style style:name="P4" style:family="paragraph" style:parent-style-name="Preformatted_20_Text">
      <style:text-properties officeooo:paragraph-rsid="000e5080"/>
    </style:style>
    <style:style style:name="P5" style:family="paragraph" style:parent-style-name="Standard">
      <style:paragraph-properties fo:margin-top="0cm" fo:margin-bottom="0.499cm" loext:contextual-spacing="false"/>
      <style:text-properties officeooo:paragraph-rsid="00267ab2"/>
    </style:style>
    <style:style style:name="P6" style:family="paragraph" style:parent-style-name="Standard">
      <style:paragraph-properties fo:margin-top="0cm" fo:margin-bottom="0.499cm" loext:contextual-spacing="false"/>
      <style:text-properties officeooo:paragraph-rsid="0026a2da"/>
    </style:style>
    <style:style style:name="P7" style:family="paragraph" style:parent-style-name="Text_20_body">
      <style:text-properties officeooo:rsid="000d3174" officeooo:paragraph-rsid="0012bed3"/>
    </style:style>
    <style:style style:name="P8" style:family="paragraph" style:parent-style-name="Text_20_body">
      <style:text-properties officeooo:rsid="000d3174" officeooo:paragraph-rsid="001bba0e"/>
    </style:style>
    <style:style style:name="P9" style:family="paragraph" style:parent-style-name="Text_20_body">
      <style:text-properties officeooo:paragraph-rsid="001355d1"/>
    </style:style>
    <style:style style:name="P10" style:family="paragraph" style:parent-style-name="Text_20_body">
      <style:text-properties officeooo:paragraph-rsid="001c533d"/>
    </style:style>
    <style:style style:name="P11" style:family="paragraph" style:parent-style-name="Preformatted_20_Text">
      <style:text-properties officeooo:rsid="000d3174"/>
    </style:style>
    <style:style style:name="P12" style:family="paragraph" style:parent-style-name="Preformatted_20_Text">
      <style:text-properties officeooo:rsid="000d3174" officeooo:paragraph-rsid="000d3174"/>
    </style:style>
    <style:style style:name="P13" style:family="paragraph" style:parent-style-name="Preformatted_20_Text">
      <style:text-properties officeooo:rsid="000d3174" officeooo:paragraph-rsid="0012a239"/>
    </style:style>
    <style:style style:name="P14" style:family="paragraph" style:parent-style-name="Preformatted_20_Text">
      <style:text-properties officeooo:rsid="000d3174" officeooo:paragraph-rsid="0012bed3"/>
    </style:style>
    <style:style style:name="P15" style:family="paragraph" style:parent-style-name="Preformatted_20_Text">
      <style:text-properties officeooo:paragraph-rsid="000d3174"/>
    </style:style>
    <style:style style:name="P16" style:family="paragraph" style:parent-style-name="Preformatted_20_Text">
      <style:text-properties officeooo:paragraph-rsid="001254d5"/>
    </style:style>
    <style:style style:name="P17" style:family="paragraph" style:parent-style-name="Preformatted_20_Text">
      <style:text-properties officeooo:rsid="001254d5" officeooo:paragraph-rsid="0017af6e"/>
    </style:style>
    <style:style style:name="P18" style:family="paragraph" style:parent-style-name="Preformatted_20_Text">
      <style:text-properties officeooo:rsid="001254d5" officeooo:paragraph-rsid="001ff8c9"/>
    </style:style>
    <style:style style:name="P19" style:family="paragraph" style:parent-style-name="Preformatted_20_Text">
      <style:text-properties officeooo:paragraph-rsid="0017af6e"/>
    </style:style>
    <style:style style:name="P20" style:family="paragraph" style:parent-style-name="Preformatted_20_Text">
      <style:text-properties officeooo:paragraph-rsid="001a3fc1"/>
    </style:style>
    <style:style style:name="P21" style:family="paragraph" style:parent-style-name="Preformatted_20_Text">
      <style:text-properties officeooo:paragraph-rsid="001bba0e"/>
    </style:style>
    <style:style style:name="P22" style:family="paragraph" style:parent-style-name="Preformatted_20_Text">
      <style:text-properties officeooo:paragraph-rsid="001c533d"/>
    </style:style>
    <style:style style:name="P23" style:family="paragraph" style:parent-style-name="Preformatted_20_Text">
      <style:text-properties officeooo:paragraph-rsid="001ff8c9"/>
    </style:style>
    <style:style style:name="P24" style:family="paragraph" style:parent-style-name="Preformatted_20_Text">
      <style:text-properties officeooo:paragraph-rsid="0020e114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25425d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267ab2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26a2da"/>
    </style:style>
    <style:style style:name="T1" style:family="text">
      <style:text-properties officeooo:rsid="000d3174"/>
    </style:style>
    <style:style style:name="T2" style:family="text">
      <style:text-properties officeooo:rsid="001254d5"/>
    </style:style>
    <style:style style:name="T3" style:family="text">
      <style:text-properties fo:font-size="14pt"/>
    </style:style>
    <style:style style:name="T4" style:family="text">
      <style:text-properties officeooo:rsid="0012bed3"/>
    </style:style>
    <style:style style:name="T5" style:family="text">
      <style:text-properties style:font-name="Liberation Mono" fo:font-size="10pt" style:font-size-asian="10pt" style:font-size-complex="10pt"/>
    </style:style>
    <style:style style:name="T6" style:family="text">
      <style:text-properties style:font-name="Liberation Mono" fo:font-size="10pt" officeooo:rsid="0012bed3" style:font-size-asian="10pt" style:font-size-complex="10pt"/>
    </style:style>
    <style:style style:name="T7" style:family="text">
      <style:text-properties style:font-name="Liberation Mono" fo:font-size="10pt" officeooo:rsid="001355d1" style:font-size-asian="10pt" style:font-size-complex="10pt"/>
    </style:style>
    <style:style style:name="T8" style:family="text">
      <style:text-properties style:font-name="Liberation Mono" fo:font-size="10pt" officeooo:rsid="0015072a" style:font-size-asian="10pt" style:font-size-complex="10pt"/>
    </style:style>
    <style:style style:name="T9" style:family="text">
      <style:text-properties style:font-name="Liberation Mono" fo:font-size="10pt" officeooo:rsid="00164ec9" style:font-size-asian="10pt" style:font-size-complex="10pt"/>
    </style:style>
    <style:style style:name="T10" style:family="text">
      <style:text-properties style:font-name="Liberation Mono" fo:font-size="10pt" officeooo:rsid="001c533d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1bba0e" style:font-size-asian="10pt" style:font-size-complex="10pt"/>
    </style:style>
    <style:style style:name="T13" style:family="text">
      <style:text-properties fo:font-size="10pt" style:font-size-asian="8.75pt" style:font-size-complex="10pt"/>
    </style:style>
    <style:style style:name="T14" style:family="text">
      <style:text-properties fo:font-size="10pt" officeooo:rsid="00164ec9" style:font-size-asian="8.75pt" style:font-size-complex="10pt"/>
    </style:style>
    <style:style style:name="T15" style:family="text">
      <style:text-properties officeooo:rsid="001355d1"/>
    </style:style>
    <style:style style:name="T16" style:family="text">
      <style:text-properties officeooo:rsid="00164ec9"/>
    </style:style>
    <style:style style:name="T17" style:family="text">
      <style:text-properties officeooo:rsid="0017af6e"/>
    </style:style>
    <style:style style:name="T18" style:family="text">
      <style:text-properties officeooo:rsid="0017d117"/>
    </style:style>
    <style:style style:name="T19" style:family="text">
      <style:text-properties officeooo:rsid="001bba0e"/>
    </style:style>
    <style:style style:name="T20" style:family="text">
      <style:text-properties officeooo:rsid="001c533d"/>
    </style:style>
    <style:style style:name="T21" style:family="text">
      <style:text-properties officeooo:rsid="001ff8c9"/>
    </style:style>
    <style:style style:name="T22" style:family="text">
      <style:text-properties officeooo:rsid="0021e6fd"/>
    </style:style>
    <style:style style:name="T23" style:family="text">
      <style:text-properties officeooo:rsid="0025425d"/>
    </style:style>
    <style:style style:name="T24" style:family="text">
      <style:text-properties officeooo:rsid="0026a2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eletype">getRectSubPix</text:span></text:p>
      <text:p text:style-name="P7"><text:span text:style-name="Teletype"><text:span text:style-name="T5">blu</text:span></text:span><text:span text:style-name="Teletype"><text:span text:style-name="T6">r</text:span></text:span></text:p>
      <text:p text:style-name="P7"><text:span text:style-name="Teletype"><text:span text:style-name="T11">resize</text:span></text:span></text:p>
      <text:p text:style-name="P14"><text:span text:style-name="Teletype"><text:span text:style-name="T11">findContours</text:span></text:span></text:p>
      <text:p text:style-name="P8"><text:span text:style-name="Teletype"><text:span text:style-name="T12">mat</text:span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11">#include &lt;iostream&gt;</text:p>
      <text:p text:style-name="Preformatted_20_Text"/>
      <text:p text:style-name="Preformatted_20_Text"/>
      <text:p text:style-name="P2">int main () </text:p>
      <text:p text:style-name="P2">{</text:p>
      <text:p text:style-name="P2"><text:tab/>using namespacestd ;</text:p>
      <text:p text:style-name="P2"><text:tab/>int a=0 ;</text:p>
      <text:p text:style-name="P2"/>
      <text:p text:style-name="P13"><text:tab/><text:span text:style-name="T2">cout&lt;&lt; «what effect do you want to apply to the image \n»&lt;&lt;</text:span></text:p>
      <text:p text:style-name="P13"><text:span text:style-name="T2"><text:tab/><text:tab/>&lt;&lt; « 1- crop and resize \n» &lt;&lt;</text:span><text:tab/></text:p>
      <text:p text:style-name="P14"><text:tab/><text:tab/><text:span text:style-name="T2">&lt;&lt; « 2- crop and resize \n» &lt;&lt;</text:span><text:tab/></text:p>
      <text:p text:style-name="P14"><text:tab/><text:tab/><text:span text:style-name="T2">&lt;&lt; « 3- crop and resize \n» &lt;&lt;</text:span><text:tab/></text:p>
      <text:p text:style-name="P14"><text:tab/><text:tab/><text:span text:style-name="T2">&lt;&lt; « 4- crop and resize \n» &lt;&lt;endl ;</text:span></text:p>
      <text:p text:style-name="P14"><text:tab/><text:span text:style-name="T4">cin&gt;&gt;a ;</text:span></text:p>
      <text:p text:style-name="P14"><text:tab/></text:p>
      <text:p text:style-name="P2"/>
      <text:p text:style-name="P3"><text:tab/>switch (<text:span text:style-name="T1">a</text:span>)</text:p>
      <text:p text:style-name="P3"><text:tab/> {</text:p>
      <text:p text:style-name="P4"><text:tab/><text:tab/>case <text:span text:style-name="T1">1</text:span>: <text:s/>// <text:span text:style-name="T2">crop and resize</text:span></text:p>
      <text:p text:style-name="P16"><text:tab/><text:tab/><text:tab/><text:bookmark text:name="void getRectSubPix(InputArray image, Size patchSize, Point2f center, OutputArray patch, int patchType)"/><text:span text:style-name="T2">{</text:span></text:p>
      <text:p text:style-name="P16"><text:tab/><text:tab/><text:tab/><text:tab/>Mat image;</text:p>
      <text:p text:style-name="P1"><text:s text:c="4"/><text:tab/><text:tab/><text:tab/>image = imread(argv[1], CV_LOAD_IMAGE_COLOR);</text:p>
      <text:p text:style-name="P1"><text:tab/><text:tab/><text:tab/><text:tab/><text:span text:style-name="T23">int width , height ;</text:span></text:p>
      <text:p text:style-name="P26"><text:tab/><text:tab/><text:tab/><text:tab/><text:span text:style-name="T2">cout&lt;&lt; «Enter the number of columns and rows » &lt;&lt;endl ;  <text:tab/><text:tab/><text:tab/><text:tab/><text:tab/><text:tab/>cin&gt;&gt;width&gt;&gt;height ;</text:span></text:p>
      <text:p text:style-name="P1"><text:tab/><text:tab/><text:tab/><text:tab/><text:span text:style-name="T22">Size patchSize (width , height);</text:span></text:p>
      <text:p text:style-name="P5"><text:span text:style-name="T2"><text:tab/><text:tab/><text:tab/><text:tab/>cout&lt;&lt; «Enter the number of columns and rows » &lt;&lt;endl ;  <text:tab/><text:tab/><text:tab/><text:tab/><text:tab/><text:tab/><text:tab/><text:tab/><text:tab/>cin&gt;&gt;width&gt;&gt;height ;</text:span></text:p>
      <text:p text:style-name="P27"><text:tab/><text:tab/><text:tab/><text:tab/><text:span text:style-name="T22">Size dsize (width , height);</text:span></text:p>
      <text:p text:style-name="P5"><text:span text:style-name="T2"><text:tab/><text:tab/><text:tab/><text:tab/>cout&lt;&lt; «Enter the number of columns and rows » &lt;&lt;endl ;  <text:tab/><text:tab/><text:tab/><text:tab/><text:tab/><text:tab/><text:tab/><text:tab/><text:tab/>cin&gt;&gt;width&gt;&gt;height ;</text:span></text:p>
      <text:p text:style-name="P27"><text:tab/><text:tab/><text:tab/><text:tab/><text:span text:style-name="T22">Size ksize (width , height);</text:span></text:p>
      <text:p text:style-name="P19"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soft-page-break/><text:span text:style-name="Teletype"><text:tab/><text:tab/><text:tab/><text:tab/>getRectSubPix</text:span><text:span text:style-name="T3">(</text:span>InputArray <text:span text:style-name="Strong_20_Emphasis">image</text:span>, Size <text:span text:style-name="Strong_20_Emphasis">patchSize</text:span>, Point2f <text:span text:style-name="Strong_20_Emphasis">center</text:span>, <text:s text:c="4"/><text:tab/><text:tab/><text:tab/><text:tab/><text:tab/><text:tab/>OutputArray <text:span text:style-name="Strong_20_Emphasis">patch</text:span>, int <text:span text:style-name="Strong_20_Emphasis">patchType</text:span>=-1 <text:span text:style-name="T3">) </text:span>;  <text:s/>//<text:span text:style-name="T16">extract <text:s/>part</text:span></text:p>
      <text:p text:style-name="P24"><text:span text:style-name="Teletype"><text:tab/><text:tab/><text:tab/><text:tab/></text:span></text:p>
      <text:p text:style-name="P24"><text:span text:style-name="Teletype"><text:tab/><text:tab/><text:tab/><text:tab/>resize</text:span><text:span text:style-name="T3">(</text:span>InputArray <text:span text:style-name="Strong_20_Emphasis"><text:span text:style-name="T15">patch</text:span></text:span>, OutputArray <text:span text:style-name="Strong_20_Emphasis">dst</text:span>, Size <text:span text:style-name="Strong_20_Emphasis">dsize</text:span>, double <text:tab/><text:tab/><text:tab/><text:tab/><text:tab/><text:tab/><text:tab/><text:span text:style-name="Strong_20_Emphasis">fx</text:span><text:span text:style-name="Strong_20_Emphasis"><text:span text:style-name="T17">=0</text:span></text:span>,double <text:span text:style-name="Strong_20_Emphasis">fy</text:span><text:span text:style-name="Strong_20_Emphasis"><text:span text:style-name="T17">=0</text:span></text:span>, int <text:span text:style-name="Strong_20_Emphasis">interpolation</text:span>=INTER_LINEAR <text:span text:style-name="T3">) </text:span><text:span text:style-name="T13">; // <text:tab/><text:tab/><text:tab/><text:tab/><text:tab/><text:tab/><text:tab/><text:tab/><text:tab/><text:tab/><text:tab/><text:tab/><text:tab/><text:tab/><text:tab/><text:tab/><text:tab/><text:tab/><text:tab/><text:tab/><text:tab/></text:span><text:span text:style-name="T14">resize <text:tab/><text:tab/><text:tab/><text:tab/><text:tab/><text:tab/><text:tab/><text:tab/><text:tab/><text:tab/><text:tab/><text:tab/><text:tab/><text:tab/><text:tab/><text:tab/><text:tab/>the extracted rect</text:span></text:p>
      <text:p text:style-name="P9"><text:span text:style-name="T2"><text:tab/><text:tab/><text:tab/><text:tab/></text:span><text:span text:style-name="Teletype"><text:span text:style-name="T5">blur</text:span></text:span><text:span text:style-name="T5">(InputArray </text:span><text:span text:style-name="Strong_20_Emphasis"><text:span text:style-name="T5">dst</text:span></text:span><text:span text:style-name="T5">, OutputArray </text:span><text:span text:style-name="Strong_20_Emphasis"><text:span text:style-name="T7">final</text:span></text:span><text:span text:style-name="T5">, Size </text:span><text:span text:style-name="Strong_20_Emphasis"><text:span text:style-name="T5">ksize</text:span></text:span><text:span text:style-name="T5">, Point <text:tab/><text:tab/><text:tab/><text:tab/><text:tab/><text:tab/><text:tab/><text:tab/></text:span><text:span text:style-name="Strong_20_Emphasis"><text:span text:style-name="T5">anchor</text:span></text:span><text:span text:style-name="T5">=Point(-1,-1),int </text:span><text:span text:style-name="Strong_20_Emphasis"><text:span text:style-name="T5">borderType</text:span></text:span><text:span text:style-name="T5">=BOR<text:tab/>DER_DEFAULT ) ; <text:s text:c="7"/><text:tab/><text:tab/><text:tab/><text:tab/><text:tab/><text:tab/><text:tab/><text:tab/><text:tab/><text:tab/><text:tab/><text:tab/><text:tab/>// </text:span><text:span text:style-name="T9">smoothen the new image</text:span></text:p>
      <text:p text:style-name="P9"><text:span text:style-name="T5"><text:tab/></text:span></text:p>
      <text:p text:style-name="P10"><text:span text:style-name="T5"><text:tab/><text:tab/><text:tab/><text:tab/>/// Create Window</text:span></text:p>
      <text:p text:style-name="P22"><text:s text:c="2"/><text:tab/><text:tab/><text:tab/><text:tab/>char* source_window = "Source";</text:p>
      <text:p text:style-name="P22"><text:s text:c="2"/><text:tab/><text:tab/><text:tab/><text:tab/>namedWindow( source_window, CV_WINDOW_AUTOSIZE );</text:p>
      <text:p text:style-name="P22"><text:s text:c="2"/><text:tab/><text:tab/><text:tab/><text:tab/>imshow( source_window, <text:span text:style-name="T20">image</text:span> );</text:p>
      <text:p text:style-name="P22"/>
      <text:p text:style-name="P22"><text:tab/><text:tab/><text:tab/><text:tab/>/// Show in a window</text:p>
      <text:p text:style-name="P22"><text:s/><text:tab/><text:tab/><text:tab/><text:tab/>namedWindow( "<text:span text:style-name="T20">Resized</text:span>", CV_WINDOW_AUTOSIZE );</text:p>
      <text:p text:style-name="P10"><text:span text:style-name="T5"><text:s text:c="2"/><text:tab/><text:tab/><text:tab/><text:tab/>imshow( "</text:span><text:span text:style-name="T10">Resized</text:span><text:span text:style-name="T5">", </text:span><text:span text:style-name="T10">final</text:span><text:span text:style-name="T5"> );</text:span></text:p>
      <text:p text:style-name="P10"><text:span text:style-name="T8"><text:tab/><text:tab/><text:tab/><text:tab/>break ;</text:span></text:p>
      <text:p text:style-name="P16"><text:tab/><text:tab/><text:tab/><text:span text:style-name="T2">} </text:span></text:p>
      <text:p text:style-name="P3"/>
      <text:p text:style-name="P3"/>
      <text:p text:style-name="P3"><text:tab/><text:tab/>case <text:span text:style-name="T1">2</text:span>: //<text:span text:style-name="T20">filter</text:span></text:p>
      <text:p text:style-name="Preformatted_20_Text"><text:s text:c="2"/><text:tab/><text:tab/><text:tab/><text:span text:style-name="T18">{</text:span><text:tab/></text:p>
      <text:p text:style-name="P22"><text:tab/><text:tab/><text:tab/><text:tab/>Mat image;</text:p>
      <text:p text:style-name="P1"><text:s text:c="4"/><text:tab/><text:tab/><text:tab/>image = imread(argv[1], CV_LOAD_IMAGE_COLOR);</text:p>
      <text:p text:style-name="P6"><text:span text:style-name="T2"><text:tab/><text:tab/><text:tab/><text:tab/>cout&lt;&lt; «Enter the number of columns and rows » &lt;&lt;endl ;  <text:tab/><text:tab/><text:tab/><text:tab/><text:tab/><text:tab/><text:tab/><text:tab/><text:tab/>cin&gt;&gt;width&gt;&gt;height ;</text:span></text:p>
      <text:p text:style-name="P28"><text:tab/><text:tab/><text:tab/><text:tab/><text:span text:style-name="T22">Size ksize (width , height);</text:span></text:p>
      <text:p text:style-name="P28"><text:tab/><text:tab/><text:tab/><text:tab/><text:span text:style-name="T24">double maxValue , c  ;<text:tab/><text:tab/><text:tab/><text:tab/><text:tab/><text:tab/><text:tab/><text:tab/><text:tab/><text:tab/><text:tab/><text:tab/><text:tab/><text:tab/><text:tab/><text:tab/>int adaptiveMethod , thresholdType , blockSize ;</text:span></text:p>
      <text:p text:style-name="P23"><text:tab/><text:tab/><text:tab/><text:tab/><text:span text:style-name="T2">cout&lt;&lt; « » &lt;&lt;endl ;  <text:s/>//enter the parameteres of the editing</text:span></text:p>
      <text:p text:style-name="P18"><text:s/><text:tab/><text:tab/><text:tab/><text:tab/><text:span text:style-name="T15">cin&gt;&gt;maxValue&gt;&gt;adaptiveMethod ; //input them</text:span></text:p>
      <text:p text:style-name="P18"><text:span text:style-name="T21"><text:tab/><text:tab/><text:tab/><text:tab/>cin&gt;&gt;thresholdType&gt;&gt;blockSize&gt;&gt;c ;  <text:s text:c="2"/>//input them</text:span></text:p>
      <text:p text:style-name="P18"/>
      <text:p text:style-name="P22"><text:span text:style-name="Teletype"><text:tab/><text:tab/><text:tab/><text:tab/>blur</text:span><text:span text:style-name="T3">(</text:span>InputArray <text:span text:style-name="Strong_20_Emphasis"><text:span text:style-name="T20">image</text:span></text:span>, OutputArray <text:span text:style-name="Strong_20_Emphasis">dst</text:span>, Size <text:span text:style-name="Strong_20_Emphasis">ksize</text:span>, Point <text:tab/><text:tab/><text:tab/><text:tab/><text:tab/><text:tab/><text:tab/><text:tab/><text:span text:style-name="Strong_20_Emphasis">anchor</text:span>=Point(-1,-1), int <text:span text:style-name="Strong_20_Emphasis">borderType</text:span>=BORDER_DEFAULT <text:span text:style-name="T3">) </text:span><text:span text:style-name="T13">;</text:span></text:p>
      <text:p text:style-name="Preformatted_20_Text"/>
      <text:p text:style-name="Preformatted_20_Text"><text:span text:style-name="Teletype"><text:tab/><text:tab/><text:tab/><text:tab/>adaptiveThreshold</text:span><text:span text:style-name="T3">(</text:span>InputArray <text:span text:style-name="Strong_20_Emphasis">src</text:span>, OutputArray <text:span text:style-name="Strong_20_Emphasis">dst</text:span>, double <text:tab/><text:tab/><text:tab/><text:tab/><text:tab/><text:tab/><text:tab/><text:tab/><text:tab/><text:tab/><text:tab/><text:span text:style-name="Strong_20_Emphasis">maxValue</text:span>, int <text:span text:style-name="Strong_20_Emphasis">adaptiveMethod</text:span>, int <text:span text:style-name="Strong_20_Emphasis">thresholdType</text:span>, <text:tab/><text:tab/><text:tab/><text:tab/><text:tab/><text:tab/><text:tab/><text:tab/><text:tab/>int <text:span text:style-name="Strong_20_Emphasis">blockSize</text:span>, double <text:span text:style-name="Strong_20_Emphasis">C</text:span><text:span text:style-name="T3">) </text:span><text:span text:style-name="T13">;</text:span></text:p>
      <text:p text:style-name="P22"><text:s/><text:tab/><text:tab/><text:tab/> <text:tab/>/// Create Window</text:p>
      <text:p text:style-name="P22"><text:s text:c="2"/><text:tab/><text:tab/><text:tab/><text:tab/>char* source_window = "Source";</text:p>
      <text:p text:style-name="P22"><text:s text:c="2"/><text:tab/><text:tab/><text:tab/><text:tab/>namedWindow( source_window, CV_WINDOW_AUTOSIZE );</text:p>
      <text:p text:style-name="P22"><text:s text:c="2"/><text:tab/><text:tab/><text:tab/><text:tab/>imshow( source_window, <text:span text:style-name="T20">image</text:span> );</text:p>
      <text:p text:style-name="P22"/>
      <text:p text:style-name="P22"><text:tab/><text:tab/><text:tab/><text:tab/>/// Show in a window</text:p>
      <text:p text:style-name="P22"><text:s/><text:tab/><text:tab/><text:tab/><text:tab/>namedWindow( "<text:span text:style-name="T20">filtered</text:span>", CV_WINDOW_AUTOSIZE );</text:p>
      <text:p text:style-name="P22"><text:s text:c="2"/><text:tab/><text:tab/><text:tab/><text:tab/>imshow( "<text:span text:style-name="T20">filtered</text:span>", <text:span text:style-name="T20">dst</text:span> );</text:p>
      <text:p text:style-name="P22"><text:soft-page-break/></text:p>
      <text:p text:style-name="P20"><text:tab/><text:tab/><text:tab/><text:tab/>break;</text:p>
      <text:p text:style-name="Preformatted_20_Text"><text:tab/><text:tab/><text:tab/><text:span text:style-name="T18">}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tab/><text:tab/>case <text:span text:style-name="T1">3</text:span>:</text:p>
      <text:p text:style-name="P3"><text:tab/><text:tab/><text:tab/><text:span text:style-name="T19">{</text:span></text:p>
      <text:p text:style-name="P3"><text:tab/><text:tab/><text:tab/><text:tab/>Mat canny_output;</text:p>
      <text:p text:style-name="Preformatted_20_Text"><text:s text:c="2"/><text:tab/><text:tab/><text:tab/><text:tab/>vector&lt;vector&lt;Point&gt; &gt; contours;</text:p>
      <text:p text:style-name="Preformatted_20_Text"><text:s/><text:tab/><text:tab/><text:tab/><text:tab/>vector&lt;Vec4i&gt; hierarchy;</text:p>
      <text:p text:style-name="P21"><text:tab/><text:tab/><text:tab/><text:tab/></text:p>
      <text:p text:style-name="P21"><text:tab/><text:tab/><text:tab/><text:tab/>/// Load source image and convert it to gray</text:p>
      <text:p text:style-name="Preformatted_20_Text"><text:s text:c="2"/><text:tab/><text:tab/><text:tab/><text:tab/>src = imread( argv[1], 1 );</text:p>
      <text:p text:style-name="Preformatted_20_Text"/>
      <text:p text:style-name="Preformatted_20_Text"><text:s text:c="2"/><text:tab/><text:tab/><text:tab/><text:tab/>/// Convert image to gray and blur it</text:p>
      <text:p text:style-name="Preformatted_20_Text"><text:s text:c="2"/><text:tab/><text:tab/><text:tab/><text:tab/>cvtColor( src, src_gray, CV_BGR2GRAY );</text:p>
      <text:p text:style-name="Preformatted_20_Text"><text:s text:c="2"/><text:tab/><text:tab/><text:tab/><text:tab/>blur( src_gray, src_gray, Size(3,3) );</text:p>
      <text:p text:style-name="Preformatted_20_Text"/>
      <text:p text:style-name="Preformatted_20_Text"><text:s text:c="2"/><text:tab/><text:tab/><text:tab/><text:tab/>/// Create Window</text:p>
      <text:p text:style-name="Preformatted_20_Text"><text:s text:c="2"/><text:tab/><text:tab/><text:tab/><text:tab/>char* source_window = "Source";</text:p>
      <text:p text:style-name="Preformatted_20_Text"><text:s text:c="2"/><text:tab/><text:tab/><text:tab/><text:tab/>namedWindow( source_window, CV_WINDOW_AUTOSIZE );</text:p>
      <text:p text:style-name="Preformatted_20_Text"><text:s text:c="2"/><text:tab/><text:tab/><text:tab/><text:tab/>imshow( source_window, src );</text:p>
      <text:p text:style-name="Preformatted_20_Text"/>
      <text:p text:style-name="Preformatted_20_Text"><text:s text:c="2"/><text:tab/><text:tab/><text:tab/><text:tab/>createTrackbar( " Canny thresh:", "Source", &amp;thresh, max_thresh, <text:tab/><text:tab/><text:tab/><text:tab/>thresh_callback );</text:p>
      <text:p text:style-name="P1"><text:s text:c="2"/><text:tab/><text:tab/><text:tab/><text:tab/>thresh_callback( 0, 0 );</text:p>
      <text:p text:style-name="Preformatted_20_Text"/>
      <text:p text:style-name="Preformatted_20_Text"><text:s text:c="2"/><text:tab/><text:tab/><text:tab/><text:tab/>void thresh_callback(int, void* )</text:p>
      <text:p text:style-name="Preformatted_20_Text"><text:tab/><text:tab/><text:tab/><text:tab/><text:tab/>{</text:p>
      <text:p text:style-name="Preformatted_20_Text"><text:s text:c="2"/><text:tab/><text:tab/><text:tab/><text:tab/><text:tab/><text:tab/>Mat canny_output;</text:p>
      <text:p text:style-name="Preformatted_20_Text"><text:s text:c="2"/><text:tab/><text:tab/><text:tab/><text:tab/><text:tab/><text:tab/>vector&lt;vector&lt;Point&gt; &gt; contours;</text:p>
      <text:p text:style-name="Preformatted_20_Text"><text:s text:c="2"/><text:tab/><text:tab/><text:tab/><text:tab/><text:tab/><text:tab/>vector&lt;Vec4i&gt; hierarchy;</text:p>
      <text:p text:style-name="Preformatted_20_Text"/>
      <text:p text:style-name="Preformatted_20_Text"><text:s/><text:tab/><text:tab/><text:tab/> <text:tab/><text:tab/><text:tab/>/// Detect edges using canny</text:p>
      <text:p text:style-name="Preformatted_20_Text"><text:s text:c="2"/><text:tab/><text:tab/><text:tab/><text:tab/><text:tab/><text:tab/>Canny( src_gray, canny_output, thresh, thresh*2, 3 );</text:p>
      <text:p text:style-name="P21"><text:s text:c="2"/><text:tab/></text:p>
      <text:p text:style-name="P21"><text:tab/><text:tab/><text:tab/><text:tab/><text:tab/><text:tab/>/// Find contours</text:p>
      <text:p text:style-name="Preformatted_20_Text"><text:s text:c="2"/><text:tab/><text:tab/><text:tab/><text:tab/><text:tab/><text:tab/>findContours(canny_output, contours, hierarchy, <text:tab/><text:tab/><text:tab/><text:tab/><text:tab/><text:tab/><text:tab/><text:tab/><text:tab/><text:tab/>CV_RETR_TREE, CV_CHAIN_APPROX_SIMPLE, Point(0, 0));</text:p>
      <text:p text:style-name="Preformatted_20_Text"/>
      <text:p text:style-name="Preformatted_20_Text"><text:s text:c="2"/><text:tab/><text:tab/><text:tab/><text:tab/><text:tab/><text:tab/>/// Draw contours</text:p>
      <text:p text:style-name="Preformatted_20_Text"><text:s text:c="2"/><text:tab/><text:tab/><text:tab/><text:tab/><text:tab/><text:tab/>Mat drawing = Mat::zeros( canny_output.size(), CV_8UC3 );</text:p>
      <text:p text:style-name="Preformatted_20_Text"><text:s text:c="2"/><text:tab/><text:tab/><text:tab/><text:tab/><text:tab/><text:tab/>for( int i = 0; i&lt; contours.size(); i++ )</text:p>
      <text:p text:style-name="Preformatted_20_Text"><text:s text:c="4"/><text:tab/><text:tab/><text:tab/> <text:tab/><text:tab/><text:tab/>{</text:p>
      <text:p text:style-name="Preformatted_20_Text"><text:s text:c="7"/><text:tab/><text:tab/><text:tab/><text:tab/><text:tab/><text:tab/>Scalar color = Scalar( rng.uniform(0, 255), <text:tab/><text:tab/><text:tab/><text:tab/><text:tab/><text:tab/><text:tab/><text:tab/><text:tab/><text:tab/><text:tab/><text:tab/><text:tab/>rng.uniform(0,255),rng.uniform(0,255));</text:p>
      <text:p text:style-name="Preformatted_20_Text"><text:s text:c="7"/><text:tab/><text:tab/><text:tab/><text:tab/><text:tab/><text:tab/>drawContours(drawing,contours,i,color, 2, 8, <text:tab/><text:tab/><text:tab/><text:tab/><text:tab/><text:tab/><text:tab/><text:tab/><text:tab/><text:tab/><text:tab/><text:tab/><text:tab/><text:tab/>hierarchy, 0, Point() );</text:p>
      <text:p text:style-name="Preformatted_20_Text"><text:s text:c="5"/><text:tab/><text:tab/><text:tab/><text:tab/><text:tab/><text:tab/>}</text:p>
      <text:p text:style-name="Preformatted_20_Text"/>
      <text:p text:style-name="Preformatted_20_Text"><text:s text:c="2"/><text:tab/><text:tab/><text:tab/><text:tab/>/// Show in a window</text:p>
      <text:p text:style-name="Preformatted_20_Text"><text:s/><text:tab/><text:tab/><text:tab/><text:tab/>namedWindow( "Contours", CV_WINDOW_AUTOSIZE );</text:p>
      <text:p text:style-name="Preformatted_20_Text"><text:s text:c="2"/><text:tab/><text:tab/><text:tab/><text:tab/>imshow( "Contours", drawing );</text:p>
      <text:p text:style-name="P1"><text:tab/><text:tab/>}</text:p>
      <text:p text:style-name="Preformatted_20_Text"/>
      <text:p text:style-name="P3"/>
      <text:p text:style-name="P3"><text:s text:c="2"/><text:tab/><text:tab/></text:p>
      <text:p text:style-name="P3"><text:s/><text:tab/> <text:tab/><text:tab/><text:tab/>break;</text:p>
      <text:p text:style-name="P3"><text:soft-page-break/><text:tab/><text:tab/><text:tab/><text:span text:style-name="T19">}</text:span></text:p>
      <text:p text:style-name="P3"/>
      <text:p text:style-name="P3"><text:tab/><text:tab/>case <text:span text:style-name="T1">4</text:span>:</text:p>
      <text:p text:style-name="P3"><text:s text:c="2"/><text:tab/><text:tab/></text:p>
      <text:p text:style-name="P3"><text:s/><text:tab/> <text:tab/>break;</text:p>
      <text:p text:style-name="Preformatted_20_Text"/>
      <text:p text:style-name="Preformatted_20_Text"><text:tab/><text:tab/>default:<text:tab/>//Code to execute if &lt;variable&gt; does not equal the value <text:tab/><text:tab/><text:tab/><text:tab/><text:tab/><text:tab/><text:tab/>//following any of the cases</text:p>
      <text:p text:style-name="Preformatted_20_Text"><text:tab/> <text:s/><text:tab/>break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4:25:41.592589487</meta:creation-date>
    <dc:date>2016-11-29T16:16:09.476790283</dc:date>
    <meta:editing-duration>PT1H36M4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4" meta:paragraph-count="113" meta:word-count="512" meta:character-count="4227" meta:non-whitespace-character-count="3096"/>
  </office:meta>
</office:document-meta>
</file>